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8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8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8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13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14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5" style:parent-style-name="Абзацсписка" style:list-style-name="LFO1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6" style:parent-style-name="Абзацсписка" style:list-style-name="LFO1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7" style:parent-style-name="Обычный" style:family="paragraph">
      <style:paragraph-properties fo:break-before="page"/>
      <style:text-properties fo:font-weight="bold" style:font-weight-asian="bold" fo:font-size="14pt" style:font-size-asian="14pt" style:font-size-complex="14pt" fo:hyphenate="true"/>
    </style:style>
    <style:style style:name="P18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19" style:parent-style-name="Обычный" style:family="paragraph">
      <style:paragraph-properties fo:text-align="center" fo:margin-bottom="0in"/>
      <style:text-properties fo:font-size="14pt" style:font-size-asian="14pt" style:font-size-complex="14pt"/>
    </style:style>
    <style:style style:name="P20" style:parent-style-name="Обычный" style:family="paragraph">
      <style:paragraph-properties fo:text-align="justify" fo:margin-bottom="0in" fo:text-indent="0.2958in"/>
      <style:text-properties fo:hyphenate="true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32" style:parent-style-name="Абзацсписка" style:list-style-name="LFO2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33" style:parent-style-name="Абзацсписка" style:list-style-name="LFO2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34" style:parent-style-name="Абзацсписка" style:list-style-name="LFO2" style:family="paragraph">
      <style:paragraph-properties fo:text-align="justify" fo:margin-bottom="0in"/>
      <style:text-properties fo:hyphenate="true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P39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40" style:parent-style-name="Обычный" style:family="paragraph">
      <style:paragraph-properties fo:text-align="justify" fo:margin-bottom="0in" fo:text-indent="0.2958in"/>
      <style:text-properties fo:hyphenate="true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51" style:parent-style-name="Обычный" style:family="paragraph">
      <style:paragraph-properties fo:text-align="justify" fo:margin-bottom="0in" fo:text-indent="0.2958in"/>
      <style:text-properties fo:hyphenate="true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61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62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63" style:parent-style-name="Обычный" style:family="paragraph">
      <style:paragraph-properties fo:margin-bottom="0in"/>
      <style:text-properties fo:hyphenate="true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1" style:parent-style-name="Обычный" style:family="paragraph">
      <style:paragraph-properties fo:break-before="page"/>
      <style:text-properties fo:font-weight="bold" style:font-weight-asian="bold" fo:font-size="14pt" style:font-size-asian="14pt" style:font-size-complex="14pt" fo:hyphenate="true"/>
    </style:style>
    <style:style style:name="P72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73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74" style:parent-style-name="Обычный" style:family="paragraph">
      <style:paragraph-properties fo:margin-bottom="0in"/>
      <style:text-properties fo:hyphenate="true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text-transform="uppercase"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P82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83" style:parent-style-name="Обычный" style:family="paragraph">
      <style:paragraph-properties fo:margin-bottom="0in"/>
      <style:text-properties fo:hyphenate="true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92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93" style:parent-style-name="Обычный" style:family="paragraph">
      <style:paragraph-properties fo:margin-bottom="0in" fo:text-indent="0.4916in"/>
      <style:text-properties fo:hyphenate="true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P97" style:parent-style-name="Обычный" style:family="paragraph">
      <style:paragraph-properties fo:margin-bottom="0in" fo:text-indent="0.4916in"/>
      <style:text-properties fo:hyphenate="true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Обычный" style:family="paragraph">
      <style:paragraph-properties fo:margin-bottom="0in" fo:text-indent="0.4916in"/>
      <style:text-properties fo:font-size="14pt" style:font-size-asian="14pt" style:font-size-complex="14pt" fo:hyphenate="true"/>
    </style:style>
    <style:style style:name="P100" style:parent-style-name="Обычный" style:family="paragraph">
      <style:paragraph-properties fo:margin-bottom="0in" fo:text-indent="0.4916in"/>
      <style:text-properties fo:hyphenate="true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P112" style:parent-style-name="Обычный" style:family="paragraph">
      <style:paragraph-properties fo:margin-bottom="0in" fo:text-indent="0.4916in"/>
      <style:text-properties fo:font-size="14pt" style:font-size-asian="14pt" style:font-size-complex="14pt" fo:hyphenate="true"/>
    </style:style>
    <style:style style:name="P113" style:parent-style-name="Обычный" style:family="paragraph">
      <style:paragraph-properties fo:margin-bottom="0in" fo:text-indent="0.4916in"/>
      <style:text-properties fo:font-size="14pt" style:font-size-asian="14pt" style:font-size-complex="14pt" fo:hyphenate="true"/>
    </style:style>
    <style:style style:name="P114" style:parent-style-name="Обычный" style:family="paragraph">
      <style:paragraph-properties fo:margin-bottom="0in" fo:text-indent="0.4916in"/>
      <style:text-properties fo:hyphenate="true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P119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120" style:parent-style-name="Обычный" style:family="paragraph">
      <style:paragraph-properties fo:margin-bottom="0in"/>
      <style:text-properties fo:hyphenate="true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Обычный" style:family="paragraph">
      <style:paragraph-properties fo:margin-bottom="0in" fo:text-indent="0.4923in"/>
      <style:text-properties fo:font-size="14pt" style:font-size-asian="14pt" style:font-size-complex="14pt" fo:hyphenate="true"/>
    </style:style>
    <style:style style:name="P123" style:parent-style-name="Обычный" style:family="paragraph">
      <style:paragraph-properties fo:margin-bottom="0in" fo:text-indent="0.4923in"/>
      <style:text-properties fo:hyphenate="true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P131" style:parent-style-name="Обычный" style:family="paragraph">
      <style:paragraph-properties fo:margin-bottom="0in" fo:text-indent="0.4923in"/>
      <style:text-properties fo:hyphenate="true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5" style:parent-style-name="Обычный" style:family="paragraph">
      <style:paragraph-properties fo:margin-bottom="0in" fo:text-indent="0.4923in"/>
      <style:text-properties fo:font-size="14pt" style:font-size-asian="14pt" style:font-size-complex="14pt" fo:hyphenate="true"/>
    </style:style>
    <style:style style:name="P136" style:parent-style-name="Обычный" style:family="paragraph">
      <style:paragraph-properties fo:margin-bottom="0in" fo:text-indent="0.4923in"/>
      <style:text-properties fo:font-size="14pt" style:font-size-asian="14pt" style:font-size-complex="14pt" fo:hyphenate="true"/>
    </style:style>
    <style:style style:name="P137" style:parent-style-name="Обычный" style:family="paragraph">
      <style:paragraph-properties fo:margin-bottom="0in" fo:text-indent="0.4923in"/>
      <style:text-properties fo:hyphenate="true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2" style:parent-style-name="Обычный" style:family="paragraph">
      <style:paragraph-properties fo:margin-bottom="0in" fo:text-indent="0.4923in"/>
      <style:text-properties fo:hyphenate="true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P147" style:parent-style-name="Обычный" style:family="paragraph">
      <style:paragraph-properties fo:margin-bottom="0in" fo:text-indent="0.4923in"/>
      <style:text-properties fo:font-size="14pt" style:font-size-asian="14pt" style:font-size-complex="14pt" fo:hyphenate="true"/>
    </style:style>
    <style:style style:name="P148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149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150" style:parent-style-name="Обычный" style:family="paragraph">
      <style:paragraph-properties fo:margin-bottom="0in" fo:text-indent="0.4923in"/>
      <style:text-properties fo:hyphenate="true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P158" style:parent-style-name="Обычный" style:family="paragraph">
      <style:paragraph-properties fo:margin-bottom="0in" fo:text-indent="0.4923in"/>
      <style:text-properties fo:hyphenate="true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3" style:parent-style-name="Обычный" style:family="paragraph">
      <style:paragraph-properties fo:margin-bottom="0in" fo:text-indent="0.4923in"/>
      <style:text-properties fo:hyphenate="true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P173" style:parent-style-name="Обычный" style:family="paragraph">
      <style:paragraph-properties fo:margin-bottom="0in" fo:text-indent="0.4923in"/>
      <style:text-properties fo:hyphenate="true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0" style:parent-style-name="Обычный" style:family="paragraph">
      <style:paragraph-properties fo:margin-bottom="0in" fo:text-indent="0.4923in"/>
      <style:text-properties fo:hyphenate="true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5" style:parent-style-name="Обычный" style:family="paragraph">
      <style:paragraph-properties fo:margin-bottom="0in" fo:text-indent="0.4923in"/>
      <style:text-properties fo:font-size="14pt" style:font-size-asian="14pt" style:font-size-complex="14pt" fo:hyphenate="true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13"/>
      <text:p text:style-name="P14">стр</text:p>
      <text:list text:style-name="LFO1" text:continue-numbering="true">
        <text:list-item>
          <text:p text:style-name="P15"><text:bookmark-start text:name="_Ref452547068"/>Общее оп<text:bookmark-start text:name="_Hlt452546134"/><text:bookmark-start text:name="_Hlt452546135"/>и<text:bookmark-end text:name="_Hlt452546134"/><text:bookmark-end text:name="_Hlt452546135"/>сание …………………………………………………………………………………………..<text:bookmark-end text:name="_Ref452547068"/>2</text:p>
        </text:list-item>
        <text:list-item>
          <text:p text:style-name="P16"><text:bookmark-start text:name="_Ref452547043"/>Требования …………………………………………………………………………………………………..<text:bookmark-end text:name="_Ref452547043"/>3</text:p>
        </text:list-item>
      </text:list>
      <text:p text:style-name="P17"/>
      <text:soft-page-break/>
      <text:p text:style-name="P18">ОБЩЕЕ ОПИСАНИЕ</text:p>
      <text:p text:style-name="P19"/>
      <text:p text:style-name="P20"><text:span text:style-name="T21">Продукт будет представлять собой законченную<text:s/></text:span><text:span text:style-name="T22">программу в идеале кро</text:span><text:span text:style-name="T23">с</text:span><text:span text:style-name="T24">сплатформенную. Разработка проводится, под платформу<text:s/></text:span><text:span text:style-name="T25">WinX</text:span><text:span text:style-name="T26">86 с последу</text:span><text:span text:style-name="T27">ю</text:span><text:span text:style-name="T28">щим переходим на<text:s/></text:span><text:span text:style-name="T29">Linux</text:span><text:span text:style-name="T30">.<text:s/></text:span></text:p>
      <text:p text:style-name="P31">Реализация включает в себя:<text:s/></text:p>
      <text:list text:style-name="LFO2" text:continue-numbering="true">
        <text:list-item>
          <text:p text:style-name="P32">Клиентскую часть</text:p>
        </text:list-item>
        <text:list-item>
          <text:p text:style-name="P33">Серверную часть</text:p>
        </text:list-item>
        <text:list-item>
          <text:p text:style-name="P34"><text:span text:style-name="T35">Вспомогательные инструменты, разработанные для игрового прилож</text:span><text:span text:style-name="T36">е</text:span><text:span text:style-name="T37">ния, состав и</text:span><text:span text:style-name="T38"><text:s/>назначение которых будет описано позднее.</text:span></text:p>
        </text:list-item>
      </text:list>
      <text:p text:style-name="P39">Клиентская часть:</text:p>
      <text:p text:style-name="P40"><text:span text:style-name="T41">Представляет собой обычное графическое 3</text:span><text:span text:style-name="T42">D</text:span><text:span text:style-name="T43"><text:s/>приложение, взаимодейств</text:span><text:span text:style-name="T44">у</text:span><text:span text:style-name="T45">ющее с пользователем через<text:s/></text:span><text:span text:style-name="T46">I</text:span><text:span text:style-name="T47">/</text:span><text:span text:style-name="T48">O</text:span><text:span text:style-name="T49"><text:s/>устройства, а так же с сервером.</text:span></text:p>
      <text:p text:style-name="P50">Серверная часть:</text:p>
      <text:p text:style-name="P51"><text:span text:style-name="T52">Представляет собой программу реализующую обмен<text:s/></text:span><text:span text:style-name="T53">информации между клиентами, хранящая БД запросов/ответов от клиентов и ведущую журналы уч</text:span><text:span text:style-name="T54">ё</text:span><text:span text:style-name="T55">та пользовательской активности, так же предоставляющую защищённый-шифрованный канал обмена данными и некоторую защиту от действий польз</text:span><text:span text:style-name="T56">о</text:span><text:span text:style-name="T57">вателя на клиентской стороне (</text:span><text:span text:style-name="T58">GG</text:span><text:span text:style-name="T59">).</text:span></text:p>
      <text:p text:style-name="P60">Так же сервер синхронизирует действия всех клиентов между собой.</text:p>
      <text:p text:style-name="P61">Вспомогательные инструменты:</text:p>
      <text:p text:style-name="P62"><text:tab/>Такие инструменты буду добавляться и описываться по мере надобности в процессе разработки.</text:p>
      <text:p text:style-name="P63"><text:span text:style-name="T64">Сторонние инструменты необходимые для проектирования описаны в до</text:span><text:span text:style-name="T65">куме</text:span><text:span text:style-name="T66">н</text:span><text:span text:style-name="T67">тации в файле<text:s/></text:span><text:span text:style-name="T68">structure</text:span><text:span text:style-name="T69">.</text:span><text:span text:style-name="T70">odt</text:span></text:p>
      <text:p text:style-name="P71"/>
      <text:soft-page-break/>
      <text:p text:style-name="P72">ТРЕБОВАНИЯ</text:p>
      <text:p text:style-name="P73"/>
      <text:p text:style-name="P74"><text:span text:style-name="T75">Реализовать графический движок с поддержкой</text:span><text:span text:style-name="T76"><text:s/></text:span><text:span text:style-name="T77">режимов 2</text:span><text:span text:style-name="T78">D</text:span><text:span text:style-name="T79"><text:s/>и 3</text:span><text:span text:style-name="T80">D</text:span><text:span text:style-name="T81">, который должен быть «заточен» под игры типа РПГ.<text:s/></text:span></text:p>
      <text:p text:style-name="P82">Реализовать клиентскую и серверную части.<text:s/></text:p>
      <text:p text:style-name="P83"><text:span text:style-name="T84">Клиентская часть под платформу<text:s/></text:span><text:span text:style-name="T85">winx</text:span><text:span text:style-name="T86">86, сервер под<text:s/></text:span><text:span text:style-name="T87">winx</text:span><text:span text:style-name="T88">86/</text:span><text:span text:style-name="T89">linux</text:span><text:span text:style-name="T90">.</text:span></text:p>
      <text:p text:style-name="P91"/>
      <text:p text:style-name="P92">Требования к клиенту:<text:s/></text:p>
      <text:p text:style-name="P93"><text:span text:style-name="T94">- потребляемый объём оперативной памяти, не менее 1,5 GiB</text:span><text:span text:style-name="T95">1</text:span><text:span text:style-name="T96">.</text:span></text:p>
      <text:p text:style-name="P97"><text:span text:style-name="T98">- загрузкой центрального процессора можно принебречь из условия того, что будет запущен один единственный экземпляр приложения.</text:span></text:p>
      <text:p text:style-name="P99">- объём видеопамяти так же будет рассчитываться исходя из потребностей</text:p>
      <text:p text:style-name="P100"><text:span text:style-name="T101">-<text:s/></text:span><text:span text:style-name="T102">FPS</text:span><text:span text:style-name="T103"><text:s/>не ниже 40 на<text:s/></text:span><text:span text:style-name="T104">GF</text:span><text:span text:style-name="T105"><text:s/>250</text:span><text:span text:style-name="T106">GTS</text:span><text:span text:style-name="T107"><text:s/>1</text:span><text:span text:style-name="T108">Gb</text:span><text:span text:style-name="T109"><text:s/>ОЗУ</text:span><text:span text:style-name="T110">2</text:span><text:span text:style-name="T111">.</text:span></text:p>
      <text:p text:style-name="P112">- минимум операций чтения/записи на жёсткий диск в реалтайме.</text:p>
      <text:p text:style-name="P113">- все файлы должны быть зашифрованы, в т.ч. конфиги для минимального вмешательства в файлы/структуру клиента.</text:p>
      <text:p text:style-name="P114"><text:span text:style-name="T115">- использо</text:span><text:span text:style-name="T116">вать свой формат хранения файлов, предварительно обработав их алгоритмом<text:s/></text:span><text:span text:style-name="T117">RLE</text:span><text:span text:style-name="T118">.</text:span></text:p>
      <text:p text:style-name="P119"/>
      <text:p text:style-name="P120"><text:span text:style-name="T121">Требования в серверу:</text:span></text:p>
      <text:p text:style-name="P122">- должен быть асинхронным, многопоточным (пул потоков создавать при инициализации)</text:p>
      <text:p text:style-name="P123"><text:span text:style-name="T124">- должен быть кроссплатформенным под платформы<text:s/></text:span><text:span text:style-name="T125">win</text:span><text:span text:style-name="T126">/</text:span><text:span text:style-name="T127">linux</text:span><text:span text:style-name="T128"><text:s/></text:span><text:span text:style-name="T129">x</text:span><text:span text:style-name="T130">86</text:span></text:p>
      <text:p text:style-name="P131"><text:span text:style-name="T132">-<text:s/></text:span><text:span text:style-name="T133">использовать БД<text:s/></text:span><text:span text:style-name="T134">mysql</text:span></text:p>
      <text:p text:style-name="P135">- собственный файловый менеджер</text:p>
      <text:p text:style-name="P136">- иметь журнал логирования/аутентификации пользователей</text:p>
      <text:p text:style-name="P137"><text:span text:style-name="T138">- использовать скриптовый язык<text:s/></text:span><text:span text:style-name="T139">lua</text:span><text:span text:style-name="T140">/</text:span><text:span text:style-name="T141">python</text:span></text:p>
      <text:p text:style-name="P142"><text:span text:style-name="T143">- использовать принцип «</text:span><text:span text:style-name="T144">datapack</text:span><text:span text:style-name="T145">» - отслеживание коллизий</text:span><text:span text:style-name="T146">3</text:span></text:p>
      <text:p text:style-name="P147">- количество потоков пропорционально количеству ядер</text:p>
      <text:p text:style-name="P148"/>
      <text:p text:style-name="P149">Общие требования:</text:p>
      <text:p text:style-name="P150"><text:span text:style-name="T151">- среда разработки<text:s/></text:span><text:span text:style-name="T152">Visual</text:span><text:span text:style-name="T153"><text:s/></text:span><text:span text:style-name="T154">Studio</text:span><text:span text:style-name="T155"><text:s/>2015 выбрана для того, что бы «обвешать» всю разработку юнит тестами (соответственно из-под .</text:span><text:span text:style-name="T156">Net</text:span><text:span text:style-name="T157">)</text:span></text:p>
      <text:p text:style-name="P158"><text:span text:style-name="T159">- для доступа к БД из<text:s/></text:span><text:span text:style-name="T160">C</text:span><text:span text:style-name="T161">++ использовать библиотеку<text:s/></text:span><text:span text:style-name="T162">mysqlconnector</text:span></text:p>
      <text:p text:style-name="P163"><text:span text:style-name="T164">- для хранения данных (конфиги)<text:s/></text:span><text:span text:style-name="T165">LUA</text:span><text:span text:style-name="T166">,<text:s/></text:span><text:span text:style-name="T167">для квестов/</text:span><text:span text:style-name="T168">AI</text:span><text:span text:style-name="T169"><text:s/></text:span><text:span text:style-name="T170">–</text:span><text:span text:style-name="T171"><text:s/>python</text:span><text:span text:style-name="T172">4</text:span></text:p>
      <text:soft-page-break/>
      <text:p text:style-name="P173"><text:span text:style-name="T174">-</text:span><text:span text:style-name="T175"><text:s/>система</text:span><text:span text:style-name="T176"><text:s/>контроля версий<text:s/></text:span><text:span text:style-name="T177">использовать</text:span><text:span text:style-name="T178"><text:s/></text:span><text:span text:style-name="T179">git</text:span></text:p>
      <text:p text:style-name="P180"><text:span text:style-name="T181">- для сборки из под консоли<text:s/></text:span><text:span text:style-name="T182">использовать</text:span><text:span text:style-name="T183"><text:s/></text:span><text:span text:style-name="T184">make</text:span></text:p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8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8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8in" text:min-label-width="0.125in"/>
      </text:list-level-style-number>
    </text:list-style>
    <style:page-layout style:name="PL0">
      <style:page-layout-properties fo:page-width="8.268in" fo:page-height="11.693in" style:print-orientation="portrait" fo:margin-top="0.1972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027in"/>
      </style:header-style>
      <style:footer-style>
        <style:header-footer-properties style:dynamic-spacing="true" fo:min-height="1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T3" style:parent-style-name="Основнойшрифтабзаца" style:family="text">
      <style:text-properties fo:font-size="8pt" style:font-size-asian="8pt" style:font-size-complex="8pt"/>
    </style:style>
    <style:style style:name="T4" style:parent-style-name="Основнойшрифтабзаца" style:family="text">
      <style:text-properties fo:font-size="8pt" style:font-size-asian="8pt" style:font-size-complex="8pt" fo:language="en" fo:country="US"/>
    </style:style>
    <style:style style:name="T5" style:parent-style-name="Основнойшрифтабзаца" style:family="text">
      <style:text-properties fo:font-size="8pt" style:font-size-asian="8pt" style:font-size-complex="8pt"/>
    </style:style>
    <style:style style:name="T6" style:parent-style-name="Основнойшрифтабзаца" style:family="text">
      <style:text-properties fo:font-size="8pt" style:font-size-asian="8pt" style:font-size-complex="8pt"/>
    </style:style>
    <style:style style:name="T7" style:parent-style-name="Основнойшрифтабзаца" style:family="text">
      <style:text-properties fo:font-size="8pt" style:font-size-asian="8pt" style:font-size-complex="8pt"/>
    </style:style>
    <style:style style:name="P8" style:parent-style-name="Нижнийколонтитул" style:family="paragraph">
      <style:text-properties fo:font-size="8pt" style:font-size-asian="8pt" style:font-size-complex="8pt"/>
    </style:style>
    <style:style style:name="P9" style:parent-style-name="Нижнийколонтитул" style:family="paragraph">
      <style:paragraph-properties fo:text-align="center"/>
    </style:style>
    <style:style style:name="P10" style:parent-style-name="Нижнийколонтитул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T12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Объём памяти взят ориентировочно и будет точнее рассчитан в процессе разработки загрузчика моделей</text:span></text:p>
        <text:p text:style-name="Нижнийколонтитул"><text:span text:style-name="T3">2<text:s/></text:span><text:span text:style-name="T4">GPU</text:span><text:span text:style-name="T5"><text:s/>на котором будет<text:s/></text:span><text:span text:style-name="T6">выполняться разработка</text:span></text:p>
        <text:p text:style-name="Нижнийколонтитул"><text:span text:style-name="T7">3 Пока под вопросом нужно ли это</text:span></text:p>
        <text:p text:style-name="P8">4<text:s/>Два скриптовых языка необходимы лишь для самообучения не более</text:p>
        <text:p text:style-name="P9"/>
        <text:p text:style-name="P10">Страница<text:s/><text:span text:style-name="T11"><text:page-number text:fixed="false">4</text:page-number></text:span><text:s/>из<text:s/><text:span text:style-name="T12"><text:page-count>4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6-02T15:06:00Z</dc:date>
    <meta:template xlink:href="Normal.dotm" xlink:type="simple"/>
    <meta:editing-cycles>26</meta:editing-cycles>
    <meta:editing-duration>PT25560S</meta:editing-duration>
    <meta:document-statistic meta:page-count="4" meta:paragraph-count="5" meta:word-count="426" meta:character-count="2851" meta:row-count="20" meta:non-whitespace-character-count="2430"/>
  </office:meta>
</office:document-meta>
</file>